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3796B95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erif CJK TC" svg:font-family="'Noto Serif CJK TC'" style:font-family-generic="system" style:font-pitch="variable"/>
    <style:font-face style:name="Source Sans Pro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svg:stroke-color="#000000" draw:fill="solid" draw:fill-color="#0000cc" draw:textarea-horizontal-align="justify" draw:textarea-vertical-align="middle" draw:auto-grow-height="false" fo:min-height="1.774cm" fo:min-width="12.602cm" draw:shadow="visible" draw:shadow-offset-x="0.13cm" draw:shadow-offset-y="0.13cm" draw:shadow-color="#999999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774cm" fo:min-width="12.602cm" draw:shadow="visible" draw:shadow-offset-x="0.13cm" draw:shadow-offset-y="0.13cm" draw:shadow-color="#999999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bitmap" draw:fill-color="#ffffff" draw:fill-image-name="_35__20_Percent" draw:opacity="20%" style:repeat="repeat" draw:auto-grow-height="false" draw:auto-grow-width="false" draw:fit-to-size="false" style:shrink-to-fit="false" fo:min-height="0.436cm" draw:shadow-opacity="20%" loext:decorative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1.776cm" fo:min-width="12.605cm" draw:shadow="visible" draw:shadow-offset-x="0.13cm" draw:shadow-offset-y="0.13cm" draw:shadow-color="#999999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ff8d00" draw:textarea-horizontal-align="justify" draw:textarea-vertical-align="middle" draw:auto-grow-height="false" fo:min-height="1.774cm" fo:min-width="12.602cm" draw:shadow="visible" draw:shadow-offset-x="0.13cm" draw:shadow-offset-y="0.13cm" draw:shadow-color="#999999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bitmap" draw:fill-color="#ffffff" draw:fill-image-name="_35__20_Percent" draw:opacity="25%" style:repeat="repeat" draw:auto-grow-height="false" draw:auto-grow-width="false" draw:fit-to-size="false" style:shrink-to-fit="false" fo:min-height="0.436cm" draw:shadow-opacity="25%" loext:decorative="false"/>
    </style:style>
    <style:style style:name="gr7" style:family="graphic" style:parent-style-name="standard">
      <style:graphic-properties svg:stroke-width="0.05cm" svg:stroke-color="#000000" draw:marker-start-width="0.38cm" draw:marker-end-width="0.38cm" draw:fill="none" draw:textarea-vertical-align="middle" draw:auto-grow-height="false" fo:min-height="10.618cm" fo:min-width="0.058cm" fo:padding-top="0.15cm" fo:padding-bottom="0.15cm" fo:padding-left="0.275cm" fo:padding-right="0.275cm" fo:wrap-option="wrap" loext:decorative="false"/>
    </style:style>
    <style:style style:name="gr8" style:family="graphic" style:parent-style-name="standard">
      <style:graphic-properties draw:stroke="none" svg:stroke-color="#000000" draw:fill="bitmap" draw:fill-color="#ffffff" draw:fill-image-name="_35__20_Percent" style:repeat="repeat" draw:auto-grow-height="true" draw:auto-grow-width="false" fo:min-height="1.826cm" loext:decorative="false"/>
      <style:paragraph-properties style:writing-mode="lr-tb"/>
    </style:style>
    <style:style style:name="gr9" style:family="graphic" style:parent-style-name="standard">
      <style:graphic-properties svg:stroke-width="0.05cm" svg:stroke-color="#000000" draw:marker-start-width="0.38cm" draw:marker-end-width="0.38cm" draw:fill="none" draw:textarea-vertical-align="middle" draw:auto-grow-height="false" fo:min-height="10.616cm" fo:min-width="0.058cm" fo:padding-top="0.15cm" fo:padding-bottom="0.15cm" fo:padding-left="0.275cm" fo:padding-right="0.275cm" fo:wrap-option="wrap" loext:decorative="false"/>
    </style:style>
    <style:style style:name="gr10" style:family="graphic" style:parent-style-name="standard">
      <style:graphic-properties draw:stroke="none" svg:stroke-color="#000000" draw:fill="none" draw:fill-color="#ffffff" loext:fill-use-slide-background="false" style:repeat="repeat" draw:auto-grow-height="true" draw:auto-grow-width="false" fo:min-height="3.171cm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pr1" style:family="presentation" style:parent-style-name="預設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color="#ffffff" loext:opacity="100%" fo:font-size="32pt" fo:font-weight="normal" style:font-size-asian="31.8999996185303pt" style:font-weight-asian="normal" style:font-size-complex="32pt" style:font-weight-complex="normal"/>
    </style:style>
    <style:style style:name="P2" style:family="paragraph">
      <loext:graphic-properties draw:fill="solid" draw:fill-color="#0000cc"/>
      <style:paragraph-properties fo:text-align="center" style:writing-mode="lr-tb"/>
      <style:text-properties fo:color="#ffffff" loext:opacity="100%" fo:font-size="32pt" fo:font-weight="normal" style:font-size-asian="31.8999996185303pt" style:font-weight-asian="normal" style:font-size-complex="32pt" style:font-weight-complex="normal"/>
    </style:style>
    <style:style style:name="P3" style:family="paragraph">
      <style:paragraph-properties fo:text-align="center"/>
      <style:text-properties fo:color="#000000" loext:opacity="100%" fo:font-size="32pt" fo:font-weight="normal" style:font-size-asian="31.8999996185303pt" style:font-weight-asian="normal" style:font-size-complex="32pt" style:font-weight-complex="normal"/>
    </style:style>
    <style:style style:name="P4" style:family="paragraph">
      <style:paragraph-properties fo:text-align="center" style:writing-mode="lr-tb"/>
      <style:text-properties fo:color="#000000" loext:opacity="100%" fo:font-size="32pt" fo:font-weight="normal" style:font-size-asian="31.8999996185303pt" style:font-weight-asian="normal" style:font-size-complex="32pt" style:font-weight-complex="normal"/>
    </style:style>
    <style:style style:name="P5" style:family="paragraph">
      <loext:graphic-properties draw:fill="bitmap" draw:fill-color="#ffffff" draw:fill-image-name="_35__20_Percent" draw:opacity="20%" style:repeat="repeat"/>
    </style:style>
    <style:style style:name="P6" style:family="paragraph">
      <loext:graphic-properties draw:fill="solid" draw:fill-color="#ff8d00"/>
      <style:paragraph-properties fo:text-align="center" style:writing-mode="lr-tb"/>
      <style:text-properties fo:color="#000000" loext:opacity="100%" fo:font-size="32pt" fo:font-weight="normal" style:font-size-asian="31.8999996185303pt" style:font-weight-asian="normal" style:font-size-complex="32pt" style:font-weight-complex="normal"/>
    </style:style>
    <style:style style:name="P7" style:family="paragraph">
      <loext:graphic-properties draw:fill="bitmap" draw:fill-color="#ffffff" draw:fill-image-name="_35__20_Percent" draw:opacity="25%" style:repeat="repea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bitmap" draw:fill-color="#ffffff" draw:fill-image-name="_35__20_Percent" style:repeat="repeat"/>
      <style:text-properties fo:font-size="36pt" style:font-size-asian="35.9000015258789pt" style:font-size-complex="36pt"/>
    </style:style>
    <style:style style:name="P10" style:family="paragraph">
      <loext:graphic-properties draw:fill="none" draw:fill-color="#ffffff" style:repeat="repeat"/>
      <style:text-properties fo:font-size="36pt" style:font-size-asian="35.9000015258789pt" style:font-size-complex="36pt"/>
    </style:style>
    <style:style style:name="P11" style:family="paragraph">
      <loext:graphic-properties draw:fill-color="#ffffff"/>
    </style:style>
    <style:style style:name="T1" style:family="text">
      <style:text-properties fo:color="#ffffff" loext:opacity="100%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000000" loext:opacity="100%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預設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12.802cm" svg:height="1.974cm" svg:x="7.719cm" svg:y="12.101cm">
          <text:p text:style-name="P1"><text:span text:style-name="T1">系統韌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802cm" svg:height="1.974cm" svg:x="7.719cm" svg:y="9.75cm">
          <text:p text:style-name="P3"><text:span text:style-name="T2">內核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12.125cm" svg:height="1.959cm" svg:x="7.764cm" svg:y="9.763cm">
          <draw:text-box>
            <text:p/>
          </draw:text-box>
        </draw:frame>
        <draw:custom-shape draw:style-name="gr2" draw:text-style-name="P4" draw:layer="layout" svg:width="12.802cm" svg:height="1.974cm" svg:x="7.719cm" svg:y="7.397cm">
          <text:p text:style-name="P3"><text:span text:style-name="T2">系</text:span><text:span text:style-name="T2">統</text:span><text:span text:style-name="T2">函</text:span><text:span text:style-name="T2">式</text:span><text:span text:style-name="T2">庫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2.805cm" svg:height="1.976cm" svg:x="7.719cm" svg:y="2.637cm">
          <text:p text:style-name="P3"><text:span text:style-name="T2">命令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2.802cm" svg:height="1.974cm" svg:x="7.719cm" svg:y="0.258cm">
          <text:p text:style-name="P3"><text:span text:style-name="T2">應用</text:span><text:span text:style-name="T2">程式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.597cm" svg:height="1.913cm" svg:x="7.805cm" svg:y="0.318cm">
          <draw:text-box>
            <text:p/>
          </draw:text-box>
        </draw:frame>
        <draw:custom-shape draw:style-name="gr7" draw:text-style-name="P8" draw:layer="layout" svg:width="1.685cm" svg:height="11.518cm" svg:x="5.688cm" svg:y="0.226cm">
          <text:p/>
          <draw:enhanced-geometry svg:viewBox="0 0 21600 21600" draw:mirror-horizontal="true" draw:mirror-vertical="false" draw:glue-points="0 0 0 21600 21600 10800" draw:text-areas="0 ?f9 7800 ?f10" draw:type="right-brace" draw:modifiers="1800 10705.523619095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9" draw:layer="layout" svg:width="5.576cm" svg:height="2.026cm" svg:x="0.1cm" svg:y="4.909cm">
          <draw:text-box>
            <text:p><text:span text:style-name="T3">作業系統</text:span></text:p>
          </draw:text-box>
        </draw:frame>
        <draw:custom-shape draw:style-name="gr1" draw:text-style-name="P2" draw:layer="layout" svg:width="12.802cm" svg:height="1.974cm" svg:x="7.719cm" svg:y="14.454cm">
          <text:p text:style-name="P1"><text:span text:style-name="T1">硬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802cm" svg:height="1.974cm" svg:x="7.661cm" svg:y="5.02cm">
          <text:p text:style-name="P3"><text:span text:style-name="T2">應用函式庫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.282cm" svg:height="1.917cm" svg:x="7.805cm" svg:y="2.697cm">
          <draw:text-box>
            <text:p/>
          </draw:text-box>
        </draw:frame>
        <draw:frame draw:style-name="gr3" draw:text-style-name="P5" draw:layer="layout" svg:width="5.89cm" svg:height="1.943cm" svg:x="7.724cm" svg:y="5.049cm">
          <draw:text-box>
            <text:p/>
          </draw:text-box>
        </draw:frame>
        <draw:frame draw:style-name="gr3" draw:text-style-name="P5" draw:layer="layout" svg:width="9.22cm" svg:height="1.905cm" svg:x="7.764cm" svg:y="7.464cm">
          <draw:text-box>
            <text:p/>
          </draw:text-box>
        </draw:frame>
        <draw:custom-shape draw:style-name="gr9" draw:text-style-name="P8" draw:layer="layout" svg:width="1.685cm" svg:height="11.516cm" svg:x="20.828cm" svg:y="0.231cm">
          <text:p/>
          <draw:enhanced-geometry svg:viewBox="0 0 21600 21600" draw:mirror-horizontal="false" draw:mirror-vertical="true" draw:glue-points="0 0 0 21600 21600 10800" draw:text-areas="0 ?f9 7800 ?f10" draw:type="right-brace" draw:modifiers="1800 10805.14204094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0" draw:layer="layout" svg:width="2.852cm" svg:height="3.371cm" svg:x="22.548cm" svg:y="4.186cm">
          <draw:text-box>
            <text:p><text:span text:style-name="T3">軟體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erif CJK TC" svg:font-family="'Noto Serif CJK TC'" style:font-family-generic="system" style:font-pitch="variable"/>
    <style:font-face style:name="Source Sans Pro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fill-image draw:name="_35__20_Percent" draw:display-name="5 Percent" xlink:href="Pictures/1000000000000008000000083796B955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2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.9000015258789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17cm" fo:margin-bottom="0cm" fo:text-indent="0cm"/>
      <style:text-properties fo:font-size="29.7000007629395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12cm" fo:margin-bottom="0cm" fo:text-indent="0cm"/>
      <style:text-properties fo:font-size="25.3999996185303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06cm" fo:margin-bottom="0cm" fo:text-indent="0cm"/>
      <style:text-properties fo:font-size="21.1000003814697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099cm" fo:margin-bottom="0cm" fo:text-indent="0cm"/>
      <style:text-properties fo:font-size="21.1000003814697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099cm" fo:margin-bottom="0cm" fo:text-indent="0cm"/>
      <style:text-properties fo:font-size="21.1000003814697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099cm" fo:margin-bottom="0cm" fo:text-indent="0cm"/>
      <style:text-properties fo:font-size="21.1000003814697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099cm" fo:margin-bottom="0cm" fo:text-indent="0cm"/>
      <style:text-properties fo:font-size="21.1000003814697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099cm" fo:margin-bottom="0cm" fo:text-indent="0cm"/>
      <style:text-properties fo:font-size="21.1000003814697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6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6.128cm" svg:x="1cm" svg:y="2.856cm"/>
      <draw:page-thumbnail draw:layer="backgroundobjects" svg:width="9.294cm" svg:height="6.128cm" svg:x="1cm" svg:y="10.904cm"/>
      <draw:page-thumbnail draw:layer="backgroundobjects" svg:width="9.294cm" svg:height="6.128cm" svg:x="1cm" svg:y="18.952cm"/>
    </style:handout-master>
    <style:master-page style:name="預設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22.859cm" svg:height="2.796cm" svg:x="1.27cm" svg:y="0.663cm" presentation:class="title" presentation:placeholder="true">
        <draw:text-box/>
      </draw:frame>
      <draw:frame draw:style-name="Mgr3" draw:text-style-name="MP5" draw:layer="backgroundobjects" svg:width="22.859cm" svg:height="9.714cm" svg:x="1.27cm" svg:y="3.913cm">
        <draw:text-box>
          <text:p/>
        </draw:text-box>
      </draw:frame>
      <draw:frame presentation:style-name="預設-outline1" draw:layer="backgroundobjects" svg:width="22.859cm" svg:height="9.714cm" svg:x="1.27cm" svg:y="3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7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30:53.604607629</meta:creation-date>
    <meta:editing-duration>PT2H1M12S</meta:editing-duration>
    <meta:editing-cycles>19</meta:editing-cycles>
    <meta:generator>LibreOffice/7.6.7.2$Linux_X86_64 LibreOffice_project/60$Build-2</meta:generator>
    <dc:title>Vivid</dc:title>
    <dc:date>2026-03-05T15:08:04.133633041</dc:date>
    <meta:document-statistic meta:object-count="34"/>
  </office:meta>
</office:document-meta>
</file>